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  <style:text-properties style:font-name="Times New Roman" style:font-name-complex="Times New Roman" fo:font-weight="bold" style:font-weight-asian="bold" style:font-weight-complex="bold" fo:color="#002060" fo:font-size="10pt" style:font-size-asian="10pt" style:font-size-complex="10pt" style:language-asian="fr" style:country-asian="FR"/>
    </style:style>
    <style:style style:name="P9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0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1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2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3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color="#002060" fo:font-size="10pt" style:font-size-asian="10pt" style:font-size-complex="10pt" style:language-asian="fr" style:country-asian="FR"/>
    </style:style>
    <style:style style:name="P14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5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6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7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8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9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20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21" style:parent-style-name="Paragraphedeliste" style:list-style-name="LFO1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2" style:parent-style-name="Paragraphedeliste" style:list-style-name="LFO1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3" style:parent-style-name="Paragraphedeliste" style:list-style-name="LFO1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24" style:parent-style-name="Normal" style:family="paragraph">
      <style:paragraph-properties fo:margin-bottom="0in" fo:margin-left="0.2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5" style:parent-style-name="Normal" style:family="paragraph">
      <style:paragraph-properties fo:margin-bottom="0in" fo:margin-left="0.2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6" style:parent-style-name="Normal" style:family="paragraph">
      <style:paragraph-properties fo:margin-bottom="0in" fo:margin-left="0.2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7" style:parent-style-name="Normal" style:family="paragraph">
      <style:paragraph-properties fo:margin-bottom="0in" fo:margin-left="0.2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8" style:parent-style-name="Normal" style:family="paragraph">
      <style:paragraph-properties fo:margin-bottom="0in" fo:margin-left="0.2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9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color="#002060" fo:font-size="10pt" style:font-size-asian="10pt" style:font-size-complex="10pt" style:language-asian="fr" style:country-asian="FR"/>
    </style:style>
    <style:style style:name="P30" style:parent-style-name="Normal" style:family="paragraph">
      <style:paragraph-properties fo:margin-bottom="0in"/>
    </style:style>
    <style:style style:name="T31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32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33" style:parent-style-name="Policepardéfaut" style:family="text">
      <style:text-properties style:font-name="Segoe UI Symbol" style:font-name-asian="MS Mincho" style:font-name-complex="Segoe UI Symbol" fo:color="#000000" fo:font-size="10pt" style:font-size-asian="10pt" style:font-size-complex="10pt"/>
    </style:style>
    <style:style style:name="T34" style:parent-style-name="Policepardéfaut" style:family="text">
      <style:text-properties style:font-name="Times New Roman" style:font-name-asian="MS Mincho" style:font-name-complex="Times New Roman" fo:color="#000000" fo:font-size="10pt" style:font-size-asian="10pt" style:font-size-complex="10pt"/>
    </style:style>
    <style:style style:name="T35" style:parent-style-name="Policepardéfaut" style:family="text">
      <style:text-properties style:font-name="Segoe UI Symbol" style:font-name-asian="MS Mincho" style:font-name-complex="Segoe UI Symbol" fo:color="#000000" fo:font-size="10pt" style:font-size-asian="10pt" style:font-size-complex="10pt"/>
    </style:style>
    <style:style style:name="T36" style:parent-style-name="Policepardéfaut" style:family="text">
      <style:text-properties style:font-name="Times New Roman" style:font-name-asian="MS Mincho" style:font-name-complex="Times New Roman" fo:color="#000000" fo:font-size="10pt" style:font-size-asian="10pt" style:font-size-complex="10pt"/>
    </style:style>
    <style:style style:name="T37" style:parent-style-name="Policepardéfaut" style:family="text">
      <style:text-properties style:font-name="Segoe UI Symbol" style:font-name-asian="MS Mincho" style:font-name-complex="Segoe UI Symbol" fo:font-weight="bold" style:font-weight-asian="bold" style:font-weight-complex="bold" fo:color="#000000" fo:font-size="10pt" style:font-size-asian="10pt" style:font-size-complex="10pt"/>
    </style:style>
    <style:style style:name="T38" style:parent-style-name="Policepardéfaut" style:family="text">
      <style:text-properties style:font-name="Times New Roman" style:font-name-asian="MS Mincho" style:font-name-complex="Times New Roman" fo:color="#000000" fo:font-size="10pt" style:font-size-asian="10pt" style:font-size-complex="10pt"/>
    </style:style>
    <style:style style:name="T39" style:parent-style-name="Policepardéfaut" style:family="text">
      <style:text-properties style:font-name="Segoe UI Symbol" style:font-name-asian="MS Mincho" style:font-name-complex="Segoe UI Symbol" fo:color="#000000" fo:font-size="10pt" style:font-size-asian="10pt" style:font-size-complex="10pt"/>
    </style:style>
    <style:style style:name="T40" style:parent-style-name="Policepardéfaut" style:family="text">
      <style:text-properties style:font-name="Times New Roman" style:font-name-asian="MS Mincho" style:font-name-complex="Times New Roman" fo:color="#000000" fo:font-size="10pt" style:font-size-asian="10pt" style:font-size-complex="10pt"/>
    </style:style>
    <style:style style:name="P41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color="#002060" fo:font-size="10pt" style:font-size-asian="10pt" style:font-size-complex="10pt" style:language-asian="fr" style:country-asian="FR"/>
    </style:style>
    <style:style style:name="P42" style:parent-style-name="Normal" style:family="paragraph">
      <style:paragraph-properties fo:text-align="justify" fo:margin-bottom="0in"/>
    </style:style>
    <style:style style:name="T4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44" style:parent-style-name="Normal" style:family="paragraph">
      <style:paragraph-properties fo:text-align="center"/>
      <style:text-properties fo:language="en" fo:country="US"/>
    </style:style>
    <style:style style:name="T45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46" style:parent-style-name="Paragraphedeliste" style:list-style-name="LFO2" style:family="paragraph">
      <style:paragraph-properties fo:text-align="justify" fo:margin-bottom="0in" fo:margin-left="0.1972in" fo:text-indent="-0.1437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47" style:parent-style-name="Paragraphedeliste" style:list-style-name="LFO2" style:family="paragraph">
      <style:paragraph-properties fo:text-align="justify" fo:margin-bottom="0in" fo:margin-left="0.1972in" fo:text-indent="-0.1437in">
        <style:tab-stops/>
      </style:paragraph-properties>
    </style:style>
    <style:style style:name="T4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49" style:parent-style-name="Normal" style:family="paragraph">
      <style:paragraph-properties fo:text-align="center"/>
      <style:text-properties fo:language="en" fo:country="US"/>
    </style:style>
    <style:style style:name="T50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51" style:parent-style-name="Paragraphedeliste" style:list-style-name="LFO2" style:family="paragraph">
      <style:paragraph-properties fo:text-align="justify" fo:margin-bottom="0in" fo:margin-left="0.1972in" fo:text-indent="-0.1437in">
        <style:tab-stops/>
      </style:paragraph-properties>
    </style:style>
    <style:style style:name="T5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53" style:parent-style-name="Normal" style:family="paragraph">
      <style:paragraph-properties fo:text-align="center"/>
      <style:text-properties fo:language="en" fo:country="US"/>
    </style:style>
    <style:style style:name="T54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55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56" style:parent-style-name="Paragraphedeliste" style:list-style-name="LFO2" style:family="paragraph">
      <style:paragraph-properties fo:text-align="justify" fo:margin-bottom="0in" fo:margin-left="0.1972in" fo:text-indent="-0.1437in">
        <style:tab-stops/>
      </style:paragraph-properties>
    </style:style>
    <style:style style:name="T5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58" style:parent-style-name="Normal" style:family="paragraph">
      <style:paragraph-properties fo:text-align="center"/>
      <style:text-properties fo:language="en" fo:country="US"/>
    </style:style>
    <style:style style:name="T59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60" style:parent-style-name="Paragraphedeliste" style:list-style-name="LFO2" style:family="paragraph">
      <style:paragraph-properties fo:text-align="justify" fo:margin-bottom="0in" fo:margin-left="0.1972in" fo:text-indent="-0.1437in">
        <style:tab-stops/>
      </style:paragraph-properties>
    </style:style>
    <style:style style:name="T61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62" style:parent-style-name="Normal" style:family="paragraph">
      <style:paragraph-properties fo:text-align="center"/>
      <style:text-properties fo:language="en" fo:country="US"/>
    </style:style>
    <style:style style:name="T63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64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65" style:parent-style-name="Normal" style:family="paragraph">
      <style:paragraph-properties fo:margin-bottom="0in"/>
      <style:text-properties style:font-name="Times New Roman" style:font-name-asian="MS Mincho" style:font-name-complex="Times New Roman" fo:color="#000000" fo:font-size="10pt" style:font-size-asian="10pt" style:font-size-complex="10pt"/>
    </style:style>
    <style:style style:name="P66" style:parent-style-name="Normal" style:family="paragraph">
      <style:paragraph-properties fo:margin-bottom="0in"/>
    </style:style>
    <style:style style:name="T67" style:parent-style-name="Policepardéfaut" style:family="text">
      <style:text-properties style:font-name="Times New Roman" style:font-name-asian="MS Mincho" style:font-name-complex="Times New Roman" fo:color="#000000" fo:font-size="10pt" style:font-size-asian="10pt" style:font-size-complex="10pt"/>
    </style:style>
    <style:style style:name="P68" style:parent-style-name="Normal" style:family="paragraph">
      <style:paragraph-properties fo:margin-bottom="0in"/>
    </style:style>
    <style:style style:name="T69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70" style:parent-style-name="Policepardéfaut" style:family="text">
      <style:text-properties style:font-name="Times New Roman" style:font-name-complex="Times New Roman" fo:font-size="9pt" style:font-size-asian="9pt" style:font-size-complex="9pt"/>
    </style:style>
    <style:style style:name="P71" style:parent-style-name="Normal" style:family="paragraph">
      <style:paragraph-properties fo:margin-bottom="0in"/>
    </style:style>
    <style:style style:name="T72" style:parent-style-name="Policepardéfaut" style:family="text">
      <style:text-properties style:font-name="Times New Roman" style:font-name-complex="Times New Roman" fo:font-size="9pt" style:font-size-asian="9pt" style:font-size-complex="9pt"/>
    </style:style>
    <style:style style:name="T73" style:parent-style-name="Policepardéfaut" style:family="text">
      <style:text-properties style:font-name="Times New Roman" style:font-name-complex="Times New Roman" fo:font-size="9pt" style:font-size-asian="9pt" style:font-size-complex="9pt"/>
    </style:style>
    <style:style style:name="T74" style:parent-style-name="Policepardéfaut" style:family="text">
      <style:text-properties style:font-name="Times New Roman" style:font-name-complex="Times New Roman" fo:font-size="9pt" style:font-size-asian="9pt" style:font-size-complex="9pt" style:language-asian="fr" style:country-asian="FR"/>
    </style:style>
    <style:style style:name="P75" style:parent-style-name="Normal" style:family="paragraph">
      <style:paragraph-properties fo:margin-bottom="0in"/>
    </style:style>
    <style:style style:name="T76" style:parent-style-name="Policepardéfaut" style:family="text">
      <style:text-properties style:font-name="Times New Roman" style:font-name-complex="Times New Roman" fo:font-size="9pt" style:font-size-asian="9pt" style:font-size-complex="9pt"/>
    </style:style>
    <style:style style:name="T77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78" style:parent-style-name="Normal" style:family="paragraph">
      <style:paragraph-properties fo:margin-bottom="0in"/>
      <style:text-properties style:font-name="Times New Roman" style:font-name-complex="Times New Roman"/>
    </style:style>
    <style:style style:name="P79" style:parent-style-name="Normal" style:family="paragraph">
      <style:paragraph-properties fo:margin-bottom="0in"/>
      <style:text-properties style:font-name="Times New Roman" style:font-name-complex="Times New Roman"/>
    </style:style>
    <style:style style:name="P80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fo:color="#0070C0" fo:font-size="16pt" style:font-size-asian="16pt" style:font-size-complex="16pt" style:language-asian="fr" style:country-asian="FR"/>
    </style:style>
    <style:style style:name="P81" style:parent-style-name="Normal" style:family="paragraph">
      <style:paragraph-properties fo:text-align="center" fo:margin-bottom="0in"/>
      <style:text-properties style:font-name="Times New Roman" style:font-name-complex="Times New Roman" fo:color="#002060" fo:font-size="14pt" style:font-size-asian="14pt" style:font-size-complex="14pt" style:language-asian="fr" style:country-asian="FR"/>
    </style:style>
    <style:style style:name="P82" style:parent-style-name="Normal" style:family="paragraph">
      <style:paragraph-properties fo:text-align="center"/>
      <style:text-properties style:font-name="Times New Roman" style:font-name-complex="Times New Roman" fo:color="#002060" fo:font-size="14pt" style:font-size-asian="14pt" style:font-size-complex="14pt" style:language-asian="fr" style:country-asian="FR"/>
    </style:style>
    <style:style style:name="P83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84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85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86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87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88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89" style:parent-style-name="Normal" style:family="paragraph">
      <style:paragraph-properties fo:margin-bottom="0in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90" style:parent-style-name="Normal" style:family="paragraph">
      <style:paragraph-properties fo:margin-bottom="0in"/>
    </style:style>
    <style:style style:name="T91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9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93" style:parent-style-name="Normal" style:family="paragraph">
      <style:paragraph-properties fo:margin-bottom="0in"/>
      <style:text-properties style:font-name="Times New Roman" style:font-name-complex="Times New Roman" style:language-asian="fr" style:country-asian="FR"/>
    </style:style>
    <style:style style:name="P94" style:parent-style-name="Normal" style:family="paragraph">
      <style:paragraph-properties fo:margin-bottom="0in"/>
      <style:text-properties style:font-name="Times New Roman" style:font-name-complex="Times New Roman" style:language-asian="fr" style:country-asian="FR"/>
    </style:style>
    <style:style style:name="P95" style:parent-style-name="Normal" style:family="paragraph">
      <style:paragraph-properties fo:margin-bottom="0in"/>
    </style:style>
    <style:style style:name="T96" style:parent-style-name="Policepardéfaut" style:family="text">
      <style:text-properties style:font-name="Times New Roman" style:font-name-complex="Times New Roman" style:language-asian="fr" style:country-asian="FR"/>
    </style:style>
    <style:style style:name="T97" style:parent-style-name="Policepardéfaut" style:family="text">
      <style:text-properties style:font-name="Times New Roman" style:font-name-complex="Times New Roman" style:language-asian="fr" style:country-asian="FR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/>I - SOUSCRIPTEUR :</text:p>
      <text:p text:style-name="P9">Contrat n° ……………………………………………………………………………..…………………………….</text:p>
      <text:p text:style-name="P10">Employeur Souscripteur ………………………………………………………………..…………………………...</text:p>
      <text:p text:style-name="P11">Adresse ……………………………………………………………………………………………..……………….</text:p>
      <text:p text:style-name="P12">Date d’effet du contrat :<text:s/>……………………………………………………………………………………...……...</text:p>
      <text:p text:style-name="P13">II - ADHERENT :<text:s/></text:p>
      <text:p text:style-name="P14">Je soussigné (e) : M / Mme / Mlle</text:p>
      <text:p text:style-name="P15">Nom (en majuscules) : …Zairi……<text:s/>Nom de jeune<text:s/>fille…………… :…………...………………………...</text:p>
      <text:p text:style-name="P16">Prénom : …Sofiane………………………………Né (e) le ……26/01/1973…………………à ……Tunis…………………...…………….</text:p>
      <text:p text:style-name="P17">Adresse : …Appt H26, Bloc H,<text:s/>Residence Printemps 2,<text:s/>Cite El Wahat,<text:s/>Tunis -<text:s/>Aouina, Tunis………………………………………………………………………………………..………………...</text:p>
      <text:p text:style-name="P18">Ville …Aouina - Tunis………………………Code Postal………2045……………………………...…………………..………………</text:p>
      <text:p text:style-name="P19">Carte d’identité Nationale n°<text:s/>04638507…………………délivrée le : …11/06/2011……………. à …Tunis…………………...………….….</text:p>
      <text:p text:style-name="P20">N° de Tél : ………58559887………………………………………………………………………………..…………………</text:p>
      <text:list text:style-name="LFO1" text:continue-numbering="true">
        <text:list-item>
          <text:p text:style-name="P21">Demande à adhérer au contrat d’assurance collective sur la Vie dont référence ci-dessus, souscrit par mon Employeur.</text:p>
        </text:list-item>
        <text:list-item>
          <text:p text:style-name="P22">Déclare avoir reçu la notice d’information prévue à l’article 32 du code des Assurances décrivant les conditions générales et particulières dudit contrat et en accepter les<text:s/>termes sans réserves.</text:p>
        </text:list-item>
        <text:list-item>
          <text:p text:style-name="P23"><text:s/>Désigne en qualité de bénéficiaire des droits prévus au dit contrat en cas de décès :<text:s/></text:p>
        </text:list-item>
      </text:list>
      <text:p text:style-name="P24"><text:s text:c="8"/>(*) Mon conjoint au jour du décès, à défaut mes enfants à parts égales, à défaut mes héritiers.</text:p>
      <text:p text:style-name="P25"><text:s text:c="8"/>(*) M / Mme / Mlle ……………………………………………………………………………………….</text:p>
      <text:p text:style-name="P26"><text:s text:c="13"/>à défaut ………………………………………………………………………………………………...</text:p>
      <text:p text:style-name="P27"><text:s text:c="13"/>Part de chaque bénéficiaire ……………………………………………………………………………</text:p>
      <text:p text:style-name="P28"><text:s text:c="13"/>………………………………………………………………………………………………………….</text:p>
      <text:p text:style-name="P29">III- PART DE CONTRIBUTION :</text:p>
      <text:p text:style-name="P30"><text:span text:style-name="T31"><text:s text:c="5"/></text:span><text:span text:style-name="T32"><text:s text:c="15"/></text:span><text:span text:style-name="T33">❑</text:span><text:span text:style-name="T34"><text:s/>1% <text:s text:c="5"/></text:span><text:span text:style-name="T35">❑</text:span><text:span text:style-name="T36"><text:s/>2 % <text:s text:c="4"/></text:span><text:span text:style-name="T37">X</text:span><text:span text:style-name="T38"><text:s/>3% <text:s text:c="5"/></text:span><text:span text:style-name="T39">❑</text:span><text:span text:style-name="T40"><text:s/>Autre, à indiquer :……….…. <text:s text:c="2"/></text:span></text:p>
      <text:p text:style-name="P41">III- PROTECTION DES DONNEES A CARACTERE PERSONNEL :</text:p>
      <text:p text:style-name="P42"><text:span text:style-name="T43"><draw:custom-shape svg:x="6.52639in" svg:y="0.17292in" svg:width="0.1875in" svg:height="0.13542in" draw:z-index="251659264" draw:id="id0" draw:style-name="a1" draw:name="Rectangle 2" text:anchor-type="paragraph"><svg:title/><svg:desc/><text:p text:style-name="P44">X</text:p><draw:enhanced-geometry draw:type="non-primitive" svg:viewBox="0 0 21600 21600" draw:enhanced-path="M 0 0 L 21600 0 21600 21600 0 21600 Z N"/></draw:custom-shape></text:span><text:span text:style-name="T45">Conformément à la réglementation en vigueur en matière de protection des données à caractère personnel** :</text:span></text:p>
      <text:list text:style-name="LFO2" text:continue-numbering="true">
        <text:list-item>
          <text:p text:style-name="P46">J’ai été<text:s/>informé sur la finalité de mes données personnelles </text:p>
        </text:list-item>
        <text:list-item>
          <text:p text:style-name="P47"><text:span text:style-name="T48"><draw:custom-shape svg:x="6.52639in" svg:y="0.07361in" svg:width="0.1875in" svg:height="0.13542in" draw:z-index="251661312" draw:id="id1" draw:style-name="a2" draw:name="Rectangle 3" text:anchor-type="paragraph"><svg:title/><svg:desc/><text:p text:style-name="P49">X</text:p><draw:enhanced-geometry draw:type="non-primitive" svg:viewBox="0 0 21600 21600" draw:enhanced-path="M 0 0 L 21600 0 21600 21600 0 21600 Z N"/></draw:custom-shape></text:span><text:span text:style-name="T50">J’ai été informé de mon droit de m’opposer à n’importe quel moment au traitement de mes données personnelles </text:span></text:p>
        </text:list-item>
        <text:list-item>
          <text:p text:style-name="P51"><text:span text:style-name="T52"><draw:custom-shape svg:x="6.52639in" svg:y="0.01528in" svg:width="0.1875in" svg:height="0.13542in" draw:z-index="251663360" draw:id="id2" draw:style-name="a3" draw:name="Rectangle 4" text:anchor-type="paragraph"><svg:title/><svg:desc/><text:p text:style-name="P53">X</text:p><draw:enhanced-geometry draw:type="non-primitive" svg:viewBox="0 0 21600 21600" draw:enhanced-path="M 0 0 L 21600 0 21600 21600 0 21600 Z N"/></draw:custom-shape></text:span><text:span text:style-name="T54">Je n’autorise pas la communication de mes données personnelles aux tiers ainsi que leur tra</text:span><text:span text:style-name="T55">nsfert à l’étranger</text:span></text:p>
        </text:list-item>
        <text:list-item>
          <text:p text:style-name="P56"><text:span text:style-name="T57"><draw:custom-shape svg:x="6.52639in" svg:y="0.10139in" svg:width="0.1875in" svg:height="0.13542in" draw:z-index="251665408" draw:id="id3" draw:style-name="a4" draw:name="Rectangle 5" text:anchor-type="paragraph"><svg:title/><svg:desc/><text:p text:style-name="P58">X</text:p><draw:enhanced-geometry draw:type="non-primitive" svg:viewBox="0 0 21600 21600" draw:enhanced-path="M 0 0 L 21600 0 21600 21600 0 21600 Z N"/></draw:custom-shape></text:span><text:span text:style-name="T59">J’ai été informé de mon droit de porter plainte auprès de l’INPDP de toute violation constatée au cours du traitement de mes données personnelles. <text:s/></text:span></text:p>
        </text:list-item>
        <text:list-item>
          <text:p text:style-name="P60"><text:span text:style-name="T61"><draw:custom-shape svg:x="6.53125in" svg:y="0.01111in" svg:width="0.1875in" svg:height="0.13542in" draw:z-index="251667456" draw:id="id4" draw:style-name="a5" draw:name="Rectangle 6" text:anchor-type="paragraph"><svg:title/><svg:desc/><text:p text:style-name="P62">X</text:p><draw:enhanced-geometry draw:type="non-primitive" svg:viewBox="0 0 21600 21600" draw:enhanced-path="M 0 0 L 21600 0 21600 21600 0 21600 Z N"/></draw:custom-shape></text:span><text:span text:style-name="T63">J’ai pris note des coordonnées qui me permettent d’exercer mon droit d’accès et de re</text:span><text:span text:style-name="T64">ctification de mes données personnelles</text:span></text:p>
        </text:list-item>
      </text:list>
      <text:p text:style-name="P65"><text:s text:c="55"/>Le Souscripteur <text:s text:c="84"/>Adhérent</text:p>
      <text:p text:style-name="P66"><text:span text:style-name="T67"><text:s text:c="2"/></text:span></text:p>
      <text:p text:style-name="P68"><text:span text:style-name="T69"><text:s text:c="2"/></text:span><text:span text:style-name="T70">(*) Barrer la mention inutile</text:span></text:p>
      <text:p text:style-name="P71"><text:span text:style-name="T72"><text:s text:c="2"/>(**) Loi<text:s/></text:span><text:span text:style-name="T73">organique N°63 du 27/07/2004.</text:span><text:span text:style-name="T74"><text:s/></text:span></text:p>
      <text:p text:style-name="P75"><text:span text:style-name="T76"><text:s text:c="2"/>INPDP :</text:span><text:span text:style-name="T77"><text:s/>Instance Nationale de Protection des Données Personnelles</text:span></text:p>
      <text:p text:style-name="P78">---------------------------------------------------------------------------------------------------------------------------</text:p>
      <text:p text:style-name="P79"><text:s text:c="33"/><text:s text:c="79"/>Partie à retourner à l’adhérent</text:p>
      <text:p text:style-name="P80">PRIVILEGE RETRAITE PLUS</text:p>
      <text:p text:style-name="P81">Certificat d’adhésion<text:s/></text:p>
      <text:p text:style-name="P82">Contrat d’assurance collective sur la vie</text:p>
      <text:p text:style-name="P83">La Compagnie d’Assurances et de réassurances ASTREE certifie que M / Mme / Mlle<text:s/></text:p>
      <text:p text:style-name="P84">Nom : ………………………………………………Nom de jeune fille……...…………………………………….</text:p>
      <text:p text:style-name="P85">Prénom : …………………………………Né (e) le ………………………à …………………………...………….</text:p>
      <text:p text:style-name="P86">Carte d’identité Nationale n° …………………délivrée le : …………………à……………………………………</text:p>
      <text:p text:style-name="P87">Est admis (e) en qualité<text:s/>d’Adhérent au contrat Privilège Retraite Plus n °…………………………….……...……</text:p>
      <text:p text:style-name="P88">Souscrit par …………………………………………………………………………………………………………</text:p>
      <text:p text:style-name="P89">Bénéficiaires des droits prévus au contrat en cas de décès de l’adhérent : …………………………………………</text:p>
      <text:p text:style-name="P90"><text:span text:style-name="T91">…………………………………………………………………………………….……………………</text:span><text:span text:style-name="T92">……………</text:span></text:p>
      <text:soft-page-break/>
      <text:p text:style-name="P93">Numéro de l’adhésion : <text:s text:c="54"/>Date d’effet de l’adhésion :<text:s/></text:p>
      <text:p text:style-name="P94"><text:s text:c="113"/>Tunis, le ………............………</text:p>
      <text:p text:style-name="P95"><text:span text:style-name="T96"><text:s/></text:span><text:span text:style-name="T97"><text:s text:c="127"/>Pour la Compagni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098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131in"/>
      </style:header-style>
      <style:footer-style>
        <style:header-footer-properties style:dynamic-spacing="true" fo:min-height="-0.0972in"/>
      </style:footer-style>
    </style:page-layout>
    <style:style style:name="P2" style:parent-style-name="Normal" style:family="paragraph">
      <style:paragraph-properties fo:margin-bottom="0in"/>
    </style:style>
    <style:style style:name="T3" style:parent-style-name="Policepardéfaut" style:family="text">
      <style:text-properties style:font-name="Times New Roman" style:font-name-complex="Times New Roman" fo:font-size="14pt" style:font-size-asian="14pt" style:font-size-complex="14pt" style:language-asian="fr" style:country-asian="FR"/>
    </style:style>
    <style:style style:name="P4" style:parent-style-name="Normal" style:family="paragraph">
      <style:paragraph-properties fo:text-align="center" fo:margin-bottom="0in" fo:margin-left="-0.5909in">
        <style:tab-stops/>
      </style:paragraph-properties>
    </style:style>
    <style:style style:name="T5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language-asian="fr" style:country-asian="FR"/>
    </style:style>
    <style:style style:name="T6" style:parent-style-name="Policepardéfaut" style:family="text">
      <style:text-properties style:font-name="Times New Roman" style:font-name-complex="Times New Roman" fo:font-weight="bold" style:font-weight-asian="bold" style:font-weight-complex="bold" fo:color="#002060" fo:font-size="12pt" style:font-size-asian="12pt" style:font-size-complex="12pt" style:language-asian="fr" style:country-asian="FR"/>
    </style:style>
    <style:style style:name="P7" style:parent-style-name="Normal" style:family="paragraph">
      <style:paragraph-properties fo:text-align="center" fo:margin-bottom="0in"/>
      <style:text-properties style:font-name="Times New Roman" style:font-name-complex="Times New Roman" fo:color="#002060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fo:text-align="center" fo:margin-bottom="0in"/>
      <style:text-properties style:font-name="Times New Roman" style:font-name-complex="Times New Roman" fo:color="#002060" fo:font-size="12pt" style:font-size-asian="12pt" style:font-size-complex="12pt" style:language-asian="fr" style:country-asian="F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 23" text:anchor-type="as-char" svg:x="0in" svg:y="0in" svg:width="1.53125in" svg:height="0.66667in" style:rel-width="scale" style:rel-height="scale"><draw:image xlink:href="media/image1.png" xlink:type="simple" xlink:show="embed" xlink:actuate="onLoad"/><svg:title/><svg:desc/></draw:frame></text:span></text:p>
        <text:p text:style-name="P4"><text:span text:style-name="T5"><text:s text:c="8"/></text:span><text:span text:style-name="T6">PRIVILEGE RETRAITE PLUS</text:span></text:p>
        <text:p text:style-name="P7">Formulaire d’adhésion n°</text:p>
        <text:p text:style-name="P8">Contrat d’assurance collective sur la vi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ila Abdelghaffar</meta:initial-creator>
    <dc:creator>Zairi, Sofien</dc:creator>
    <meta:creation-date>2020-08-05T12:09:00Z</meta:creation-date>
    <dc:date>2020-08-05T12:19:00Z</dc:date>
    <meta:print-date>2020-04-09T20:12:00Z</meta:print-date>
    <meta:template xlink:href="Normal.dotm" xlink:type="simple"/>
    <meta:editing-cycles>3</meta:editing-cycles>
    <meta:editing-duration>PT1140S</meta:editing-duration>
    <meta:document-statistic meta:page-count="2" meta:paragraph-count="8" meta:word-count="605" meta:character-count="4050" meta:row-count="28" meta:non-whitespace-character-count="3453"/>
  </office:meta>
</office:document-meta>
</file>